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abin" svg:font-family="Cabin" style:font-pitch="variable"/>
    <style:font-face style:name="EB Garamond 08" svg:font-family="'EB Garamond 08'" style:font-pitch="variable"/>
    <style:font-face style:name="Liberation Sans2" svg:font-family="'Liberation Sans'" style:font-pitch="variable"/>
    <style:font-face style:name="Roboto" svg:font-family="Roboto"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36cm"/>
    </style:style>
    <style:style style:name="gr2"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1cm" fo:min-width="3.45cm" fo:padding-top="0.15cm" fo:padding-bottom="0.15cm" fo:padding-left="0.275cm" fo:padding-right="0.27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6" style:family="graphic" style:parent-style-name="objectwithoutfill">
      <style:graphic-properties svg:stroke-color="#000000" draw:marker-end="Arrow" draw:marker-end-width="0.3cm" draw:fill="none" draw:textarea-vertical-align="middle"/>
    </style:style>
    <style:style style:name="gr7"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8cm" fo:min-width="3.45cm" fo:padding-top="0.15cm" fo:padding-bottom="0.15cm" fo:padding-left="0.275cm" fo:padding-right="0.275cm"/>
    </style:style>
    <style:style style:name="gr8"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9"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10"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826cm" fo:min-width="1.276cm" fo:padding-top="0.15cm" fo:padding-bottom="0.15cm" fo:padding-left="0.275cm" fo:padding-right="0.275cm"/>
    </style:style>
    <style:style style:name="gr11"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1.723cm" fo:min-width="0.69cm" fo:padding-top="0.139cm" fo:padding-bottom="0.139cm" fo:padding-left="0.264cm" fo:padding-right="0.264cm"/>
    </style:style>
    <style:style style:name="gr12"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0.472cm" fo:padding-top="0.139cm" fo:padding-bottom="0.139cm" fo:padding-left="0.264cm" fo:padding-right="0.264cm"/>
    </style:style>
    <style:style style:name="gr13"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973cm" fo:padding-top="0.139cm" fo:padding-bottom="0.139cm" fo:padding-left="0.264cm" fo:padding-right="0.264cm"/>
    </style:style>
    <style:style style:name="gr14" style:family="graphic" style:parent-style-name="objectwithoutfill">
      <style:graphic-properties svg:stroke-color="#808080" draw:marker-end="Arrow" draw:marker-end-width="0.3cm" draw:fill="none" draw:textarea-vertical-align="middle"/>
    </style:style>
    <style:style style:name="gr15" style:family="graphic" style:parent-style-name="objectwithoutfill">
      <style:graphic-properties svg:stroke-color="#808080" draw:marker-end="Arrow" draw:marker-end-width="0.3cm" draw:fill="none" draw:textarea-vertical-align="middle"/>
    </style:style>
    <style:style style:name="gr16" style:family="graphic" style:parent-style-name="objectwithoutfill">
      <style:graphic-properties svg:stroke-color="#808080" draw:marker-end="Arrow" draw:marker-end-width="0.3cm" draw:fill="none" draw:textarea-vertical-align="middle" fo:padding-top="0cm"/>
    </style:style>
    <style:style style:name="gr17"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972cm" fo:padding-top="0.139cm" fo:padding-bottom="0.139cm" fo:padding-left="0.264cm" fo:padding-right="0.264cm"/>
    </style:style>
    <style:style style:name="gr18" style:family="graphic" style:parent-style-name="standard">
      <style:graphic-properties svg:stroke-width="0.028cm" svg:stroke-color="#6666ff" draw:marker-start-width="0.242cm" draw:marker-end-width="0.242cm" draw:fill="solid" draw:fill-color="#6666ff" draw:textarea-horizontal-align="justify" draw:textarea-vertical-align="middle" draw:auto-grow-height="false" fo:min-height="1.33cm" fo:min-width="1.473cm" fo:padding-top="0.139cm" fo:padding-bottom="0.139cm" fo:padding-left="0.264cm" fo:padding-right="0.264cm"/>
    </style:style>
    <style:style style:name="gr19"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862cm" fo:padding-top="0.139cm" fo:padding-bottom="0.139cm" fo:padding-left="0.264cm" fo:padding-right="0.264cm"/>
    </style:style>
    <style:style style:name="gr20" style:family="graphic" style:parent-style-name="standard">
      <style:graphic-properties draw:stroke="none" svg:stroke-color="#000000" draw:fill="none" draw:fill-color="#ffffff" fo:min-height="0.064cm"/>
    </style:style>
    <style:style style:name="gr21"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12cm" fo:min-width="3.872cm" fo:padding-top="0.139cm" fo:padding-bottom="0.139cm" fo:padding-left="0.264cm" fo:padding-right="0.264cm"/>
    </style:style>
    <style:style style:name="gr22" style:family="graphic" style:parent-style-name="standard">
      <style:graphic-properties svg:stroke-width="0.028cm" svg:stroke-color="#808080" draw:marker-start-width="0.242cm" draw:marker-end-width="0.242cm" draw:fill="solid" draw:fill-color="#6666ff" draw:textarea-horizontal-align="justify" draw:textarea-vertical-align="middle" draw:auto-grow-height="false" fo:min-height="1.33cm" fo:min-width="1.473cm" fo:padding-top="0.139cm" fo:padding-bottom="0.139cm" fo:padding-left="0.264cm" fo:padding-right="0.264cm"/>
    </style:style>
    <style:style style:name="gr23" style:family="graphic" style:parent-style-name="standard">
      <style:graphic-properties svg:stroke-width="0.028cm" svg:stroke-color="#ff3333" draw:marker-start-width="0.242cm" draw:marker-end-width="0.242cm" draw:fill="solid" draw:fill-color="#ff3333" draw:textarea-horizontal-align="justify" draw:textarea-vertical-align="middle" draw:auto-grow-height="false" fo:min-height="0.43cm" fo:min-width="0.18cm" fo:padding-top="0.139cm" fo:padding-bottom="0.139cm" fo:padding-left="0.264cm" fo:padding-right="0.264cm"/>
    </style:style>
    <style:style style:name="gr24" style:family="graphic" style:parent-style-name="standard">
      <style:graphic-properties svg:stroke-width="0.028cm" svg:stroke-color="#ff3333" draw:marker-start-width="0.242cm" draw:marker-end-width="0.242cm" draw:fill="solid" draw:fill-color="#ff3333" draw:textarea-horizontal-align="justify" draw:textarea-vertical-align="middle" draw:auto-grow-height="false" fo:min-height="0.43cm" fo:min-width="0.172cm" fo:padding-top="0.139cm" fo:padding-bottom="0.139cm" fo:padding-left="0.264cm" fo:padding-right="0.264cm"/>
    </style:style>
    <style:style style:name="gr25" style:family="graphic" style:parent-style-name="objectwithoutfill">
      <style:graphic-properties svg:stroke-color="#808080" draw:marker-end="Arrow" draw:marker-end-width="0.3cm" draw:fill="none" draw:textarea-vertical-align="middle" fo:padding-top="0.5cm" fo:padding-right="0.7cm"/>
    </style:style>
    <style:style style:name="gr26" style:family="graphic" style:parent-style-name="objectwithoutfill">
      <style:graphic-properties svg:stroke-color="#808080" draw:marker-end="Arrow" draw:marker-end-width="0.3cm" draw:fill="none" draw:textarea-vertical-align="middle" fo:padding-top="0.5cm" fo:padding-left="1.2cm"/>
    </style:style>
    <style:style style:name="P1" style:family="paragraph">
      <loext:graphic-properties draw:fill="none" draw:fill-color="#ffffff"/>
      <style:text-properties fo:color="#801900" style:font-name="EB Garamond 08" fo:font-size="32pt" style:font-size-asian="24pt" style:font-size-complex="24pt"/>
    </style:style>
    <style:style style:name="P2" style:family="paragraph">
      <style:paragraph-properties fo:text-align="center"/>
    </style:style>
    <style:style style:name="P3"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4" style:family="paragraph">
      <loext:graphic-properties draw:fill="none"/>
      <style:paragraph-properties fo:text-align="center"/>
      <style:text-properties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color="#000000" fo:font-size="12pt" style:font-size-asian="12pt" style:font-size-complex="12pt"/>
    </style:style>
    <style:style style:name="P7" style:family="paragraph">
      <loext:graphic-properties draw:fill="none"/>
      <style:paragraph-properties fo:text-align="center"/>
      <style:text-properties fo:color="#000000"/>
    </style:style>
    <style:style style:name="P8" style:family="paragraph">
      <loext:graphic-properties draw:fill="none"/>
      <style:paragraph-properties fo:text-align="center"/>
      <style:text-properties fo:color="#b2b2b2" fo:font-size="14pt" fo:font-weight="bold" style:font-size-asian="14pt" style:font-weight-asian="bold" style:font-size-complex="14pt" style:font-weight-complex="bold"/>
    </style:style>
    <style:style style:name="P9" style:family="paragraph">
      <loext:graphic-properties draw:fill="none"/>
      <style:paragraph-properties fo:text-align="center"/>
      <style:text-properties fo:color="#000000" fo:font-size="14pt" fo:font-weight="bold" style:font-size-asian="14pt" style:font-weight-asian="bold" style:font-size-complex="14pt" style:font-weight-complex="bold"/>
    </style:style>
    <style:style style:name="P10" style:family="paragraph">
      <style:paragraph-properties fo:text-align="center"/>
      <style:text-properties style:font-name="Carlito" fo:font-size="12pt" fo:font-weight="bold"/>
    </style:style>
    <style:style style:name="P11" style:family="paragraph">
      <loext:graphic-properties draw:fill="none"/>
      <style:paragraph-properties fo:text-align="center"/>
      <style:text-properties style:font-name="Carlito" fo:font-size="12pt" fo:font-weight="bold" style:font-size-asian="12pt" style:font-size-complex="12pt"/>
    </style:style>
    <style:style style:name="P12" style:family="paragraph">
      <loext:graphic-properties draw:fill="none"/>
      <style:paragraph-properties fo:text-align="center"/>
      <style:text-properties style:font-name="Carlito" fo:font-size="12pt" fo:font-weight="bold"/>
    </style:style>
    <style:style style:name="P13" style:family="paragraph">
      <loext:graphic-properties draw:fill="solid" draw:fill-color="#6666ff"/>
      <style:paragraph-properties fo:text-align="center"/>
      <style:text-properties style:font-name="Carlito" fo:font-size="12pt"/>
    </style:style>
    <style:style style:name="P14" style:family="paragraph">
      <loext:graphic-properties draw:fill="solid" draw:fill-color="#6666ff"/>
      <style:paragraph-properties fo:text-align="center"/>
      <style:text-properties style:font-name="Carlito" fo:font-size="12pt" fo:font-weight="bold"/>
    </style:style>
    <style:style style:name="P15" style:family="paragraph">
      <loext:graphic-properties draw:fill="solid" draw:fill-color="#ff3333"/>
      <style:paragraph-properties fo:text-align="center"/>
      <style:text-properties style:font-name="Carlito" fo:font-size="12pt" fo:font-weight="bold"/>
    </style:style>
    <style:style style:name="T1" style:family="text">
      <style:text-properties fo:color="#801900" style:font-name="EB Garamond 08" fo:font-size="32pt" style:font-size-asian="24pt" style:font-size-complex="2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Courier1"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cc00cc"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color="#000000" fo:font-size="12pt" style:font-size-asian="12pt" style:font-size-complex="12pt"/>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style:font-name="Liberation Sans3"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color="#b2b2b2" fo:font-size="14pt" fo:font-weight="bold" style:font-size-asian="14pt" style:font-weight-asian="bold" style:font-size-complex="14pt" style:font-weight-complex="bold"/>
    </style:style>
    <style:style style:name="T10" style:family="text">
      <style:text-properties style:font-name="Courier1"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style:font-size-asian="12pt" style:font-size-complex="12pt"/>
    </style:style>
    <style:style style:name="T14" style:family="text">
      <style:text-properties style:font-name="Courier1"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1cm" svg:height="1.386cm" svg:x="1cm" svg:y="1cm">
          <draw:text-box>
            <text:p><text:span text:style-name="T1">M</text:span><text:span text:style-name="T1">e</text:span><text:span text:style-name="T1">t</text:span><text:span text:style-name="T1">a</text:span><text:span text:style-name="T1">d</text:span><text:span text:style-name="T1">a</text:span><text:span text:style-name="T1">t</text:span><text:span text:style-name="T1">a </text:span><text:span text:style-name="T1">a</text:span><text:span text:style-name="T1">n</text:span><text:span text:style-name="T1">d</text:span><text:span text:style-name="T1"> </text:span><text:span text:style-name="T1">s</text:span><text:span text:style-name="T1">e</text:span><text:span text:style-name="T1">a</text:span><text:span text:style-name="T1">r</text:span><text:span text:style-name="T1">c</text:span><text:span text:style-name="T1">h</text:span><text:span text:style-name="T1"> </text:span><text:span text:style-name="T1">s</text:span><text:span text:style-name="T1">e</text:span><text:span text:style-name="T1">r</text:span><text:span text:style-name="T1">v</text:span><text:span text:style-name="T1">i</text:span><text:span text:style-name="T1">c</text:span><text:span text:style-name="T1">e</text:span><text:span text:style-name="T1">s</text:span></text:p>
          </draw:text-box>
        </draw:frame>
        <draw:g>
          <draw:custom-shape draw:style-name="gr2" draw:text-style-name="P3" xml:id="id1" draw:id="id1" draw:layer="layout" svg:width="4.4cm" svg:height="2.2cm" svg:x="5.8cm" svg:y="15.4cm">
            <text:p text:style-name="P2"><text:span text:style-name="T2">EPM</text:span><text:span text:style-name="T2">C</text:span></text:p>
            <text:p text:style-name="P2"><text:span text:style-name="T3">/</text:span><text:span text:style-name="T3">quer</text:span><text:span text:style-name="T3">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4cm" svg:height="8.4cm" svg:x="11.4cm" svg:y="12.3cm">
            <text:p text:style-name="P2"><text:span text:style-name="T4">pmid</text:span></text:p>
            <text:p text:style-name="P2"><text:span text:style-name="T4">pmcid</text:span></text:p>
            <text:p text:style-name="P2"><text:span text:style-name="T4">doi</text:span></text:p>
            <text:p text:style-name="P2"><text:span text:style-name="T5">pubType</text:span></text:p>
            <text:p text:style-name="P2"><text:span text:style-name="T4">inEPMC</text:span></text:p>
            <text:p text:style-name="P2"><text:span text:style-name="T5">inPMC</text:span></text:p>
            <text:p text:style-name="P2"><text:span text:style-name="T5">title</text:span></text:p>
            <text:p text:style-name="P2"><text:span text:style-name="T5">authorStri</text:span><text:span text:style-name="T5">ng</text:span></text:p>
            <text:p text:style-name="P2"><text:span text:style-name="T5">pubYear</text:span></text:p>
            <text:p text:style-name="P2"><text:span text:style-name="T5">journalIss</text:span><text:span text:style-name="T5">n</text:span></text:p>
            <text:p text:style-name="P2"><text:span text:style-name="T5">journalTitl</text:span><text:span text:style-name="T5">e</text:span></text:p>
            <text:p text:style-name="P2"><text:span text:style-name="T5">journalVol</text:span><text:span text:style-name="T5">ume</text:span></text:p>
            <text:p text:style-name="P2"><text:span text:style-name="T5">issue</text:span></text:p>
            <text:p text:style-name="P2"><text:span text:style-name="T5">pageInfo</text:span></text:p>
            <text:p text:style-name="P2"><text:span text:style-name="T5">hasPDF</text:span></text:p>
            <text:p text:style-name="P2"><text:span text:style-name="T4">isOpenA</text:span><text:span text:style-name="T4">ccess</text:span></text:p>
            <text:p text:style-name="P2"><text:span text:style-name="T4">license</text:span></text:p>
            <draw:enhanced-geometry svg:viewBox="0 0 21600 21600" draw:type="rectangle" draw:enhanced-path="M 0 0 L 21600 0 21600 21600 0 21600 0 0 Z N"/>
          </draw:custom-shape>
          <draw:connector draw:style-name="gr4" draw:text-style-name="P5" draw:layer="layout" draw:type="lines" svg:x1="10.2cm" svg:y1="16.5cm" svg:x2="11.4cm" svg:y2="16.5cm" draw:start-shape="id1" draw:start-glue-point="1" draw:end-shape="id2" draw:end-glue-point="3" svg:d="M10200 16500h526 149 525" svg:viewBox="0 0 1201 1">
            <text:p/>
          </draw:connector>
          <draw:custom-shape draw:style-name="gr5" draw:text-style-name="P6" xml:id="id3" draw:id="id3" draw:layer="layout" svg:width="2.5cm" svg:height="1.5cm" svg:x="1.5cm" svg:y="13.751cm">
            <text:p text:style-name="P2"><text:span text:style-name="T6">DOI</text:span></text:p>
            <draw:enhanced-geometry svg:viewBox="0 0 21600 21600" draw:type="rectangle" draw:enhanced-path="M 0 0 L 21600 0 21600 21600 0 21600 0 0 Z N"/>
          </draw:custom-shape>
          <draw:custom-shape draw:style-name="gr5" draw:text-style-name="P6" xml:id="id4" draw:id="id4" draw:layer="layout" svg:width="2.5cm" svg:height="1.5cm" svg:x="1.5cm" svg:y="15.751cm">
            <text:p text:style-name="P2"><text:span text:style-name="T6">P</text:span><text:span text:style-name="T6">MI</text:span><text:span text:style-name="T6">D</text:span></text:p>
            <draw:enhanced-geometry svg:viewBox="0 0 21600 21600" draw:type="rectangle" draw:enhanced-path="M 0 0 L 21600 0 21600 21600 0 21600 0 0 Z N"/>
          </draw:custom-shape>
          <draw:connector draw:style-name="gr6" draw:text-style-name="P7" draw:layer="layout" draw:type="lines" svg:x1="4cm" svg:y1="14.501cm" svg:x2="5.8cm" svg:y2="16.5cm" draw:start-shape="id3" draw:start-glue-point="1" draw:end-shape="id1" draw:end-glue-point="3" svg:d="M4000 14501h525l750 1999h525" svg:viewBox="0 0 1801 2000">
            <text:p/>
          </draw:connector>
          <draw:connector draw:style-name="gr6" draw:text-style-name="P7" draw:layer="layout" draw:type="lines" svg:x1="4cm" svg:y1="16.501cm" svg:x2="5.8cm" svg:y2="16.5cm" draw:start-shape="id4" draw:start-glue-point="1" draw:end-shape="id1" draw:end-glue-point="3" svg:d="M4000 16501h525l750-1h525" svg:viewBox="0 0 1801 2">
            <text:p/>
          </draw:connector>
          <draw:custom-shape draw:style-name="gr5" draw:text-style-name="P6" xml:id="id5" draw:id="id5" draw:layer="layout" svg:width="2.5cm" svg:height="1.5cm" svg:x="1.5cm" svg:y="17.751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4cm" svg:y1="18.501cm" svg:x2="5.8cm" svg:y2="16.5cm" draw:start-shape="id5" draw:start-glue-point="1" draw:end-shape="id1" svg:d="M4000 18501h525l750-2001h525" svg:viewBox="0 0 1801 2002">
            <text:p/>
          </draw:connector>
        </draw:g>
        <draw:g>
          <draw:custom-shape draw:style-name="gr2" draw:text-style-name="P3" xml:id="id6" draw:id="id6" draw:layer="layout" svg:width="4.4cm" svg:height="2.2cm" svg:x="10.551cm" svg:y="5.449cm">
            <text:p text:style-name="P2"><text:span text:style-name="T2">CrossRef</text:span></text:p>
            <text:p text:style-name="P2"><text:span text:style-name="T3">/wo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4" xml:id="id7" draw:id="id7" draw:layer="layout" svg:width="4cm" svg:height="10.1cm" svg:x="16cm" svg:y="1.5cm">
            <text:p text:style-name="P2"><text:span text:style-name="T5">DOI</text:span></text:p>
            <text:p text:style-name="P2"><text:span text:style-name="T5">alternativ</text:span><text:span text:style-name="T5">e-id</text:span></text:p>
            <text:p text:style-name="P2"><text:span text:style-name="T5">type</text:span></text:p>
            <text:p text:style-name="P2"><text:span text:style-name="T5">deposited</text:span></text:p>
            <text:p text:style-name="P2"><text:span text:style-name="T5">title</text:span></text:p>
            <text:p text:style-name="P2"><text:span text:style-name="T5">author</text:span></text:p>
            <text:p text:style-name="P2"><text:span text:style-name="T5">published</text:span><text:span text:style-name="T5">-print</text:span></text:p>
            <text:p text:style-name="P2"><text:span text:style-name="T5">published</text:span><text:span text:style-name="T5">-online</text:span></text:p>
            <text:p text:style-name="P2"><text:span text:style-name="T4">issn-type</text:span></text:p>
            <text:p text:style-name="P2"><text:span text:style-name="T5">container-</text:span><text:span text:style-name="T5">title</text:span></text:p>
            <text:p text:style-name="P2"><text:span text:style-name="T5">short-</text:span><text:span text:style-name="T5">container-</text:span><text:span text:style-name="T5">title</text:span></text:p>
            <text:p text:style-name="P2"><text:span text:style-name="T5">volume</text:span></text:p>
            <text:p text:style-name="P2"><text:span text:style-name="T5">issue</text:span></text:p>
            <text:p text:style-name="P2"><text:span text:style-name="T5">page</text:span></text:p>
            <text:p text:style-name="P2"><text:span text:style-name="T5">member</text:span></text:p>
            <text:p text:style-name="P2"><text:span text:style-name="T4">publisher</text:span></text:p>
            <text:p text:style-name="P2"><text:span text:style-name="T5">editor</text:span></text:p>
            <text:p text:style-name="P2"><text:span text:style-name="T5">prefix</text:span></text:p>
            <text:p text:style-name="P2"><text:span text:style-name="T4">link</text:span></text:p>
            <text:p text:style-name="P2"><text:span text:style-name="T4">license</text:span></text:p>
            <draw:enhanced-geometry svg:viewBox="0 0 21600 21600" draw:type="rectangle" draw:enhanced-path="M 0 0 L 21600 0 21600 21600 0 21600 0 0 Z N"/>
          </draw:custom-shape>
          <draw:connector draw:style-name="gr4" draw:text-style-name="P5" draw:layer="layout" draw:type="lines" svg:x1="14.951cm" svg:y1="6.549cm" svg:x2="16cm" svg:y2="6.55cm" draw:start-shape="id6" draw:start-glue-point="1" draw:end-shape="id7" draw:end-glue-point="3" svg:d="M14951 6549h527l-3 1h525" svg:viewBox="0 0 1050 2">
            <text:p/>
          </draw:connector>
          <draw:custom-shape draw:style-name="gr5" draw:text-style-name="P6" xml:id="id8" draw:id="id8" draw:layer="layout" svg:width="2.5cm" svg:height="1.5cm" svg:x="7cm" svg:y="4.849cm">
            <text:p text:style-name="P2"><text:span text:style-name="T6">D</text:span><text:span text:style-name="T6">OI</text:span></text:p>
            <draw:enhanced-geometry svg:viewBox="0 0 21600 21600" draw:type="rectangle" draw:enhanced-path="M 0 0 L 21600 0 21600 21600 0 21600 0 0 Z N"/>
          </draw:custom-shape>
          <draw:custom-shape draw:style-name="gr5" draw:text-style-name="P6" xml:id="id9" draw:id="id9" draw:layer="layout" svg:width="2.5cm" svg:height="1.5cm" svg:x="7cm" svg:y="6.849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9.5cm" svg:y1="5.599cm" svg:x2="10.551cm" svg:y2="6.549cm" draw:start-shape="id8" draw:start-glue-point="1" draw:end-shape="id6" draw:end-glue-point="3" svg:d="M9500 5599h525l1 950h525" svg:viewBox="0 0 1052 951">
            <text:p/>
          </draw:connector>
          <draw:connector draw:style-name="gr6" draw:text-style-name="P7" draw:layer="layout" draw:type="lines" svg:x1="9.5cm" svg:y1="7.599cm" svg:x2="10.551cm" svg:y2="6.549cm" draw:start-shape="id9" draw:start-glue-point="1" draw:end-shape="id6" draw:end-glue-point="3" svg:d="M9500 7599h525l1-1050h525" svg:viewBox="0 0 1052 1051">
            <text:p/>
          </draw:connector>
        </draw:g>
        <draw:g>
          <draw:custom-shape draw:style-name="gr2" draw:text-style-name="P3" xml:id="id10" draw:id="id10" draw:layer="layout" svg:width="4.4cm" svg:height="2.2cm" svg:x="4.549cm" svg:y="25.8cm">
            <text:p text:style-name="P2"><text:span text:style-name="T2">Springer</text:span></text:p>
            <text:p text:style-name="P2"><text:span text:style-name="T3">/meta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8.949cm" svg:y1="26.9cm" svg:x2="9.749cm" svg:y2="26.899cm" draw:start-shape="id10" draw:start-glue-point="1" draw:end-shape="id11" svg:d="M8949 26900h526l-251-1h525" svg:viewBox="0 0 801 2">
            <text:p/>
          </draw:connector>
          <draw:custom-shape draw:style-name="gr5" draw:text-style-name="P6" xml:id="id12" draw:id="id12" draw:layer="layout" svg:width="2.5cm" svg:height="1.5cm" svg:x="1cm" svg:y="25.2cm">
            <text:p text:style-name="P2"><text:span text:style-name="T6">DOI</text:span></text:p>
            <draw:enhanced-geometry svg:viewBox="0 0 21600 21600" draw:type="rectangle" draw:enhanced-path="M 0 0 L 21600 0 21600 21600 0 21600 0 0 Z N"/>
          </draw:custom-shape>
          <draw:custom-shape draw:style-name="gr5" draw:text-style-name="P6" xml:id="id13" draw:id="id13" draw:layer="layout" svg:width="2.5cm" svg:height="1.5cm" svg:x="1cm" svg:y="27.2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3.5cm" svg:y1="25.95cm" svg:x2="4.549cm" svg:y2="26.9cm" draw:start-shape="id12" draw:start-glue-point="1" draw:end-shape="id10" draw:end-glue-point="3" svg:d="M3500 25950h525l-1 950h525" svg:viewBox="0 0 1050 951">
            <text:p/>
          </draw:connector>
          <draw:connector draw:style-name="gr6" draw:text-style-name="P7" draw:layer="layout" draw:type="lines" svg:x1="3.5cm" svg:y1="27.95cm" svg:x2="4.549cm" svg:y2="26.9cm" draw:start-shape="id13" draw:start-glue-point="1" draw:end-shape="id10" draw:end-glue-point="3" svg:d="M3500 27950h525l-1-1050h525" svg:viewBox="0 0 1050 1051">
            <text:p/>
          </draw:connector>
          <draw:custom-shape draw:style-name="gr8" draw:text-style-name="P6" xml:id="id11" draw:id="id11" draw:layer="layout" svg:width="3.8cm" svg:height="1.5cm" svg:x="9.749cm" svg:y="26.149cm">
            <text:p text:style-name="P2"><text:span text:style-name="T7">PAM</text:span></text:p>
            <draw:enhanced-geometry svg:viewBox="0 0 21600 21600" draw:type="rectangle" draw:enhanced-path="M 0 0 L 21600 0 21600 21600 0 21600 0 0 Z N"/>
          </draw:custom-shape>
        </draw:g>
        <draw:g>
          <draw:custom-shape draw:style-name="gr2" draw:text-style-name="P3" xml:id="id14" draw:id="id14" draw:layer="layout" svg:width="4.4cm" svg:height="2.2cm" svg:x="4.549cm" svg:y="21.6cm">
            <text:p text:style-name="P2"><text:span text:style-name="T2">E</text:span><text:span text:style-name="T2">l</text:span><text:span text:style-name="T2">s</text:span><text:span text:style-name="T2">e</text:span><text:span text:style-name="T2">v</text:span><text:span text:style-name="T2">i</text:span><text:span text:style-name="T2">e</text:span><text:span text:style-name="T2">r</text:span></text:p>
            <text:p text:style-name="P2"><text:span text:style-name="T8">S</text:span><text:span text:style-name="T8">e</text:span><text:span text:style-name="T8">a</text:span><text:span text:style-name="T8">r</text:span><text:span text:style-name="T8">c</text:span><text:span text:style-name="T8">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8.949cm" svg:y1="22.7cm" svg:x2="9.749cm" svg:y2="22.699cm" draw:start-shape="id14" draw:start-glue-point="1" draw:end-shape="id15" svg:d="M8949 22700h526l-251-1h525" svg:viewBox="0 0 801 2">
            <text:p/>
          </draw:connector>
          <draw:custom-shape draw:style-name="gr5" draw:text-style-name="P6" xml:id="id16" draw:id="id16" draw:layer="layout" svg:width="2.5cm" svg:height="1.5cm" svg:x="1cm" svg:y="21cm">
            <text:p text:style-name="P2"><text:span text:style-name="T6">DOI</text:span></text:p>
            <draw:enhanced-geometry svg:viewBox="0 0 21600 21600" draw:type="rectangle" draw:enhanced-path="M 0 0 L 21600 0 21600 21600 0 21600 0 0 Z N"/>
          </draw:custom-shape>
          <draw:custom-shape draw:style-name="gr5" draw:text-style-name="P6" xml:id="id17" draw:id="id17" draw:layer="layout" svg:width="2.5cm" svg:height="1.5cm" svg:x="1cm" svg:y="23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3.5cm" svg:y1="21.75cm" svg:x2="4.549cm" svg:y2="22.7cm" draw:start-shape="id16" draw:start-glue-point="1" draw:end-shape="id14" draw:end-glue-point="3" svg:d="M3500 21750h525l-1 950h525" svg:viewBox="0 0 1050 951">
            <text:p/>
          </draw:connector>
          <draw:connector draw:style-name="gr6" draw:text-style-name="P7" draw:layer="layout" draw:type="lines" svg:x1="3.5cm" svg:y1="23.75cm" svg:x2="4.549cm" svg:y2="22.7cm" draw:start-shape="id17" draw:start-glue-point="1" draw:end-shape="id14" draw:end-glue-point="3" svg:d="M3500 23750h525l-1-1050h525" svg:viewBox="0 0 1050 1051">
            <text:p/>
          </draw:connector>
          <draw:custom-shape draw:style-name="gr8" draw:text-style-name="P6" xml:id="id15" draw:id="id15" draw:layer="layout" svg:width="3.8cm" svg:height="1.5cm" svg:x="9.749cm" svg:y="21.949cm">
            <text:p text:style-name="P2"><text:span text:style-name="T7">PAM</text:span></text:p>
            <draw:enhanced-geometry svg:viewBox="0 0 21600 21600" draw:type="rectangle" draw:enhanced-path="M 0 0 L 21600 0 21600 21600 0 21600 0 0 Z N"/>
          </draw:custom-shape>
        </draw:g>
        <draw:custom-shape draw:style-name="gr9" draw:text-style-name="P8" draw:layer="layout" svg:width="4.4cm" svg:height="2.2cm" svg:x="14.9cm" svg:y="23.4cm">
          <text:p text:style-name="P2"><text:span text:style-name="T9">W</text:span><text:span text:style-name="T9">o</text:span><text:span text:style-name="T9">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5" draw:text-style-name="P4" xml:id="id18" draw:id="id18" draw:layer="layout" svg:width="2.5cm" svg:height="1.5cm" svg:x="3.9cm" svg:y="7.8cm">
          <text:p text:style-name="P2"><text:span text:style-name="T5">PMCID</text:span></text:p>
          <draw:enhanced-geometry svg:viewBox="0 0 21600 21600" draw:type="rectangle" draw:enhanced-path="M 0 0 L 21600 0 21600 21600 0 21600 0 0 Z N"/>
        </draw:custom-shape>
        <draw:custom-shape draw:style-name="gr2" draw:text-style-name="P3" xml:id="id19" draw:id="id19" draw:layer="layout" svg:width="4.4cm" svg:height="2.2cm" svg:x="8.2cm" svg:y="7.46cm">
          <text:p text:style-name="P2"><text:span text:style-name="T2">EPMC</text:span></text:p>
          <text:p text:style-name="P2"><text:span text:style-name="T10">/fullTextX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6.4cm" svg:y1="8.55cm" svg:x2="8.2cm" svg:y2="8.56cm" draw:start-shape="id18" draw:start-glue-point="1" draw:end-shape="id19" draw:end-glue-point="3" svg:d="M6400 8550h525l750 10h525" svg:viewBox="0 0 1801 11">
          <text:p/>
        </draw:connector>
        <draw:connector draw:style-name="gr4" draw:text-style-name="P5" draw:layer="layout" draw:type="lines" svg:x1="12.6cm" svg:y1="8.56cm" svg:x2="14.8cm" svg:y2="8.55cm" draw:start-shape="id19" draw:start-glue-point="1" draw:end-shape="id20" draw:end-glue-point="3" svg:d="M12600 8560h526l1149-10h525" svg:viewBox="0 0 2201 11">
          <text:p/>
        </draw:connector>
        <draw:custom-shape draw:style-name="gr10" draw:text-style-name="P5" xml:id="id20" draw:id="id20" draw:layer="layout" svg:width="2.2cm" svg:height="1.5cm" svg:x="14.8cm" svg:y="7.8cm">
          <text:p text:style-name="P2">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6" xml:id="id21" draw:id="id21" draw:layer="layout" svg:width="2.5cm" svg:height="1.5cm" svg:x="3.9cm" svg:y="11.5cm">
          <text:p text:style-name="P2"><text:span text:style-name="T6">DOI</text:span></text:p>
          <draw:enhanced-geometry svg:viewBox="0 0 21600 21600" draw:type="rectangle" draw:enhanced-path="M 0 0 L 21600 0 21600 21600 0 21600 0 0 Z N"/>
        </draw:custom-shape>
        <draw:custom-shape draw:style-name="gr5" draw:text-style-name="P6" xml:id="id23" draw:id="id23" draw:layer="layout" svg:width="2.5cm" svg:height="1.5cm" svg:x="3.9cm" svg:y="13.5cm">
          <text:p text:style-name="P2"><text:span text:style-name="T6">PMID</text:span></text:p>
          <draw:enhanced-geometry svg:viewBox="0 0 21600 21600" draw:type="rectangle" draw:enhanced-path="M 0 0 L 21600 0 21600 21600 0 21600 0 0 Z N"/>
        </draw:custom-shape>
        <draw:connector draw:style-name="gr6" draw:text-style-name="P7" draw:layer="layout" draw:type="lines" svg:x1="6.4cm" svg:y1="12.25cm" svg:x2="8.2cm" svg:y2="14.26cm" draw:start-shape="id21" draw:start-glue-point="1" draw:end-shape="id22" draw:end-glue-point="3" svg:d="M6400 12250h525l750 2010h525" svg:viewBox="0 0 1801 2011">
          <text:p/>
        </draw:connector>
        <draw:connector draw:style-name="gr6" draw:text-style-name="P7" draw:layer="layout" draw:type="lines" svg:x1="6.4cm" svg:y1="14.25cm" svg:x2="8.2cm" svg:y2="14.26cm" draw:start-shape="id23" draw:start-glue-point="1" draw:end-shape="id22" svg:d="M6400 14250h525l750 10h525" svg:viewBox="0 0 1801 11">
          <text:p/>
        </draw:connector>
        <draw:custom-shape draw:style-name="gr5" draw:text-style-name="P6" xml:id="id24" draw:id="id24" draw:layer="layout" svg:width="2.5cm" svg:height="1.5cm" svg:x="3.9cm" svg:y="15.5cm">
          <text:p text:style-name="P2"><text:span text:style-name="T6">PMCID</text:span></text:p>
          <draw:enhanced-geometry svg:viewBox="0 0 21600 21600" draw:type="rectangle" draw:enhanced-path="M 0 0 L 21600 0 21600 21600 0 21600 0 0 Z N"/>
        </draw:custom-shape>
        <draw:custom-shape draw:style-name="gr2" draw:text-style-name="P9" xml:id="id22" draw:id="id22" draw:layer="layout" svg:width="4.4cm" svg:height="2.2cm" svg:x="8.2cm" svg:y="13.16cm">
          <text:p text:style-name="P2"><text:span text:style-name="T11">Elsevier</text:span></text:p>
          <text:p text:style-name="P2"><text:span text:style-name="T12">Article Retriev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7" draw:layer="layout" draw:type="lines" svg:x1="6.4cm" svg:y1="16.25cm" svg:x2="8.2cm" svg:y2="14.26cm" draw:start-shape="id24" draw:start-glue-point="1" draw:end-shape="id22" draw:end-glue-point="3" svg:d="M6400 16250h525l750-1990h525" svg:viewBox="0 0 1801 1991">
          <text:p/>
        </draw:connector>
        <draw:connector draw:style-name="gr6" draw:text-style-name="P7" draw:layer="layout" draw:type="lines" svg:x1="12.6cm" svg:y1="14.26cm" svg:x2="14.8cm" svg:y2="14.251cm" draw:start-shape="id22" draw:start-glue-point="1" draw:end-shape="id25" draw:end-glue-point="3" svg:d="M12600 14260h526l1149-9h525" svg:viewBox="0 0 2201 10">
          <text:p/>
        </draw:connector>
        <draw:custom-shape draw:style-name="gr10" draw:text-style-name="P5" xml:id="id25" draw:id="id25" draw:layer="layout" svg:width="2.2cm" svg:height="1.5cm" svg:x="14.8cm" svg:y="13.501cm">
          <text:p text:style-name="P2">XOC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4" xml:id="id26" draw:id="id26" draw:layer="layout" svg:width="2.5cm" svg:height="1.5cm" svg:x="3.9cm" svg:y="19.44cm">
          <text:p text:style-name="P2"><text:span text:style-name="T5">PMCID</text:span></text:p>
          <draw:enhanced-geometry svg:viewBox="0 0 21600 21600" draw:type="rectangle" draw:enhanced-path="M 0 0 L 21600 0 21600 21600 0 21600 0 0 Z N"/>
        </draw:custom-shape>
        <draw:custom-shape draw:style-name="gr2" draw:text-style-name="P3" xml:id="id27" draw:id="id27" draw:layer="layout" svg:width="4.4cm" svg:height="2.2cm" svg:x="8.2cm" svg:y="19.1cm">
          <text:p text:style-name="P2"><text:span text:style-name="T2">Springer</text:span></text:p>
          <text:p text:style-name="P2"><text:span text:style-name="T10">/openacces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6.4cm" svg:y1="20.19cm" svg:x2="8.2cm" svg:y2="20.2cm" draw:start-shape="id26" draw:start-glue-point="1" draw:end-shape="id27" draw:end-glue-point="3" svg:d="M6400 20190h525l750 10h525" svg:viewBox="0 0 1801 11">
          <text:p/>
        </draw:connector>
        <draw:connector draw:style-name="gr4" draw:text-style-name="P5" draw:layer="layout" draw:type="lines" svg:x1="12.6cm" svg:y1="20.2cm" svg:x2="14.8cm" svg:y2="20.19cm" draw:start-shape="id27" draw:start-glue-point="1" draw:end-shape="id28" draw:end-glue-point="3" svg:d="M12600 20200h526l1149-10h525" svg:viewBox="0 0 2201 11">
          <text:p/>
        </draw:connector>
        <draw:custom-shape draw:style-name="gr10" draw:text-style-name="P5" xml:id="id28" draw:id="id28" draw:layer="layout" svg:width="2.2cm" svg:height="1.5cm" svg:x="14.8cm" svg:y="19.44cm">
          <text:p text:style-name="P2">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 draw:text-style-name="P1" draw:layer="layout" svg:width="8cm" svg:height="1.386cm" svg:x="1cm" svg:y="1.014cm">
          <draw:text-box>
            <text:p><text:span text:style-name="T1">F</text:span><text:span text:style-name="T1">u</text:span><text:span text:style-name="T1">l</text:span><text:span text:style-name="T1">l</text:span><text:span text:style-name="T1">-</text:span><text:span text:style-name="T1">t</text:span><text:span text:style-name="T1">e</text:span><text:span text:style-name="T1">x</text:span><text:span text:style-name="T1">t </text:span><text:span text:style-name="T1">s</text:span><text:span text:style-name="T1">e</text:span><text:span text:style-name="T1">r</text:span><text:span text:style-name="T1">v</text:span><text:span text:style-name="T1">i</text:span><text:span text:style-name="T1">c</text:span><text:span text:style-name="T1">e</text:span><text:span text:style-name="T1">s</text:span></text:p>
          </draw:text-box>
        </draw:frame>
      </draw:page>
      <draw:page draw:name="page3" draw:style-name="dp1" draw:master-page-name="Default">
        <draw:custom-shape draw:style-name="gr11" draw:text-style-name="P11" xml:id="id29" draw:id="id29" draw:layer="layout" svg:width="2cm" svg:height="2cm" svg:x="3.2cm" svg:y="3cm">
          <text:p text:style-name="P10"><text:span text:style-name="T13">Documen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2" draw:text-style-name="P11" xml:id="id30" draw:id="id30" draw:layer="layout" svg:width="2cm" svg:height="2cm" svg:x="3.2cm" svg:y="6cm">
          <text:p text:style-name="P10"><text:span text:style-name="T13">Has</text:span></text:p>
          <text:p text:style-name="P10"><text:span text:style-name="T13">PMC</text:span></text:p>
          <text:p text:style-name="P10"><text:span text:style-name="T13">Metadata?</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11" xml:id="id31" draw:id="id31" draw:layer="layout" svg:width="4.501cm" svg:height="1cm" svg:x="10.999cm" svg:y="6.498cm">
          <text:p text:style-name="P10"><text:span text:style-name="T13">EPMC</text:span></text:p>
          <text:p text:style-name="P10"><text:span text:style-name="T14">query</text:span></text:p>
          <draw:enhanced-geometry svg:viewBox="0 0 21600 21600" draw:glue-points="10800 0 0 10800 10800 21600 21600 10800" draw:type="flowchart-process" draw:enhanced-path="M 0 0 L 21600 0 21600 21600 0 21600 0 0 Z N"/>
        </draw:custom-shape>
        <draw:connector draw:style-name="gr14" draw:text-style-name="P12" draw:layer="layout" svg:x1="4.2cm" svg:y1="5cm" svg:x2="4.2cm" svg:y2="6cm" draw:start-shape="id29" draw:start-glue-point="8" draw:end-shape="id30" draw:end-glue-point="4" svg:d="M4200 5000v1000" svg:viewBox="0 0 1 1001">
          <text:p/>
        </draw:connector>
        <draw:connector draw:style-name="gr15" draw:text-style-name="P11" draw:layer="layout" svg:x1="5.2cm" svg:y1="7cm" svg:x2="10.999cm" svg:y2="6.998cm" draw:start-shape="id30" draw:start-glue-point="7" draw:end-shape="id31" draw:end-glue-point="5" svg:d="M5200 7000h2900v-2h2899" svg:viewBox="0 0 5800 3">
          <text:p text:style-name="P10"><text:span text:style-name="T13">No</text:span></text:p>
        </draw:connector>
        <draw:custom-shape draw:style-name="gr12" draw:text-style-name="P11" xml:id="id32" draw:id="id32" draw:layer="layout" svg:width="2cm" svg:height="2cm" svg:x="3.2cm" svg:y="9cm">
          <text:p text:style-name="P10"><text:span text:style-name="T13">Has</text:span></text:p>
          <text:p text:style-name="P10"><text:span text:style-name="T13">PMCI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text-style-name="P12" draw:layer="layout" svg:x1="4.2cm" svg:y1="8cm" svg:x2="4.2cm" svg:y2="9cm" draw:start-shape="id30" draw:start-glue-point="6" draw:end-shape="id32" svg:d="M4200 8000v1000" svg:viewBox="0 0 1 1001">
          <text:p text:style-name="P10">Yes</text:p>
        </draw:connector>
        <draw:custom-shape draw:style-name="gr17" draw:text-style-name="P11" xml:id="id33" draw:id="id33" draw:layer="layout" svg:width="4.5cm" svg:height="1cm" svg:x="2cm" svg:y="12cm">
          <text:p text:style-name="P10"><text:span text:style-name="T13">EPMC</text:span></text:p>
          <text:p text:style-name="P10"><text:span text:style-name="T14">fullTextXML</text:span></text:p>
          <draw:enhanced-geometry svg:viewBox="0 0 21600 21600" draw:glue-points="10800 0 0 10800 10800 21600 21600 10800" draw:type="flowchart-process" draw:enhanced-path="M 0 0 L 21600 0 21600 21600 0 21600 0 0 Z N"/>
        </draw:custom-shape>
        <draw:connector draw:style-name="gr15" draw:text-style-name="P12" draw:layer="layout" svg:x1="4.2cm" svg:y1="11cm" svg:x2="4.25cm" svg:y2="12cm" draw:start-shape="id32" draw:start-glue-point="6" draw:end-shape="id33" draw:end-glue-point="4" svg:d="M4200 11000v501h50v499" svg:viewBox="0 0 51 1001">
          <text:p text:style-name="P10">Yes</text:p>
        </draw:connector>
        <draw:custom-shape draw:style-name="gr18" draw:text-style-name="P13" xml:id="id34" draw:id="id34" draw:layer="layout" svg:width="2cm" svg:height="2cm" svg:x="3.252cm" svg:y="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12" draw:layer="layout" svg:x1="4.25cm" svg:y1="13cm" svg:x2="4.252cm" svg:y2="14cm" draw:start-shape="id33" draw:start-glue-point="6" draw:end-shape="id34" draw:end-glue-point="4" svg:d="M4250 13000v501h2v499" svg:viewBox="0 0 3 1001">
          <text:p text:style-name="P10"/>
        </draw:connector>
        <draw:custom-shape draw:style-name="gr12" draw:text-style-name="P11" xml:id="id35" draw:id="id35" draw:layer="layout" svg:width="2cm" svg:height="2cm" svg:x="11cm" svg:y="9cm">
          <text:p text:style-name="P10"><text:span text:style-name="T13">Has</text:span></text:p>
          <text:p text:style-name="P10"><text:span text:style-name="T13">Publisher link?</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9" draw:text-style-name="P11" xml:id="id36" draw:id="id36" draw:layer="layout" svg:width="4.39cm" svg:height="1cm" svg:x="15.61cm" svg:y="9.5cm">
          <text:p text:style-name="P10"><text:span text:style-name="T13">CrossRef</text:span></text:p>
          <text:p text:style-name="P10"><text:span text:style-name="T14">works</text:span></text:p>
          <draw:enhanced-geometry svg:viewBox="0 0 21600 21600" draw:glue-points="10800 0 0 10800 10800 21600 21600 10800" draw:type="flowchart-process" draw:enhanced-path="M 0 0 L 21600 0 21600 21600 0 21600 0 0 Z N"/>
        </draw:custom-shape>
        <draw:connector draw:style-name="gr15" draw:text-style-name="P12" draw:layer="layout" svg:x1="13cm" svg:y1="10cm" svg:x2="15.61cm" svg:y2="10cm" draw:start-shape="id35" draw:start-glue-point="7" draw:end-shape="id36" draw:end-glue-point="5" svg:d="M13000 10000h2610" svg:viewBox="0 0 2611 1">
          <text:p text:style-name="P10">No</text:p>
        </draw:connector>
        <draw:connector draw:style-name="gr16" draw:text-style-name="P12" draw:layer="layout" svg:x1="5.2cm" svg:y1="10cm" svg:x2="11cm" svg:y2="10cm" draw:start-shape="id32" draw:start-glue-point="7" draw:end-shape="id35" draw:end-glue-point="5" svg:d="M5200 10000h5800" svg:viewBox="0 0 5801 1">
          <text:p text:style-name="P10">No</text:p>
        </draw:connector>
        <draw:custom-shape draw:style-name="gr12" draw:text-style-name="P11" xml:id="id37" draw:id="id37" draw:layer="layout" svg:width="2cm" svg:height="2cm" svg:x="11cm" svg:y="12cm">
          <text:p text:style-name="P10"><text:span text:style-name="T13">Publish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text-style-name="P12" draw:layer="layout" svg:x1="12cm" svg:y1="11cm" svg:x2="12cm" svg:y2="12cm" draw:start-shape="id35" draw:start-glue-point="6" draw:end-shape="id37" draw:end-glue-point="4" svg:d="M12000 11000v1000" svg:viewBox="0 0 1 1001">
          <text:p text:style-name="P10">Yes</text:p>
        </draw:connector>
        <draw:frame draw:style-name="gr20" draw:text-style-name="P1" draw:layer="layout" svg:width="14.2cm" svg:height="1.386cm" svg:x="1cm" svg:y="1.014cm">
          <draw:text-box>
            <text:p><text:span text:style-name="T1">F</text:span><text:span text:style-name="T1">u</text:span><text:span text:style-name="T1">l</text:span><text:span text:style-name="T1">l</text:span><text:span text:style-name="T1">-</text:span><text:span text:style-name="T1">t</text:span><text:span text:style-name="T1">e</text:span><text:span text:style-name="T1">x</text:span><text:span text:style-name="T1">t </text:span><text:span text:style-name="T1">d</text:span><text:span text:style-name="T1">o</text:span><text:span text:style-name="T1">w</text:span><text:span text:style-name="T1">n</text:span><text:span text:style-name="T1">l</text:span><text:span text:style-name="T1">o</text:span><text:span text:style-name="T1">a</text:span><text:span text:style-name="T1">d</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connector draw:style-name="gr14" draw:text-style-name="P12" draw:layer="layout" svg:x1="13.25cm" svg:y1="7.498cm" svg:x2="4.2cm" svg:y2="9cm" draw:start-shape="id31" draw:start-glue-point="6" draw:end-shape="id32" draw:end-glue-point="4" svg:d="M13250 7498v752h-9050v750" svg:viewBox="0 0 9051 1503">
          <text:p/>
        </draw:connector>
        <draw:custom-shape draw:style-name="gr21" draw:text-style-name="P11" xml:id="id38" draw:id="id38" draw:layer="layout" svg:width="4.4cm" svg:height="0.99cm" svg:x="9.8cm" svg:y="15.01cm">
          <text:p text:style-name="P10"><text:span text:style-name="T13">Pub</text:span><text:span text:style-name="T13">lish</text:span><text:span text:style-name="T13">er</text:span></text:p>
          <draw:enhanced-geometry svg:viewBox="0 0 21600 21600" draw:glue-points="10800 0 0 10800 10800 21600 21600 10800" draw:type="flowchart-process" draw:enhanced-path="M 0 0 L 21600 0 21600 21600 0 21600 0 0 Z N"/>
        </draw:custom-shape>
        <draw:custom-shape draw:style-name="gr22" draw:text-style-name="P14" xml:id="id41" draw:id="id41" draw:layer="layout" svg:width="2cm" svg:height="2cm" svg:x="13.7cm" svg:y="1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15" xml:id="id39" draw:id="id39" draw:layer="layout" svg:width="1cm" svg:height="1cm" svg:x="8.8cm" svg:y="1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5" xml:id="id40" draw:id="id40" draw:layer="layout" svg:width="0.99cm" svg:height="1cm" svg:x="11.5cm" svg:y="17cm">
          <text:p text:style-name="P10"/>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5" draw:text-style-name="P12" draw:layer="layout" svg:x1="9.8cm" svg:y1="15.505cm" svg:x2="9.3cm" svg:y2="17cm" draw:start-shape="id38" draw:start-glue-point="5" draw:end-shape="id39" draw:end-glue-point="4" svg:d="M9800 15505h-500v1495" svg:viewBox="0 0 501 1496">
          <text:p text:style-name="P10">403</text:p>
        </draw:connector>
        <draw:connector draw:style-name="gr16" draw:text-style-name="P12" draw:layer="layout" svg:x1="12cm" svg:y1="16cm" svg:x2="11.995cm" svg:y2="17cm" draw:start-shape="id38" draw:start-glue-point="6" draw:end-shape="id40" draw:end-glue-point="4" svg:d="M12000 16000v501h-5v499" svg:viewBox="0 0 6 1001">
          <text:p text:style-name="P10">404</text:p>
        </draw:connector>
        <draw:connector draw:style-name="gr26" draw:text-style-name="P12" draw:layer="layout" svg:x1="14.2cm" svg:y1="15.505cm" svg:x2="14.7cm" svg:y2="17cm" draw:start-shape="id38" draw:start-glue-point="7" draw:end-shape="id41" draw:end-glue-point="4" svg:d="M14200 15505h500v1495" svg:viewBox="0 0 501 1496">
          <text:p text:style-name="P10">200</text:p>
        </draw:connector>
        <draw:connector draw:style-name="gr14" draw:text-style-name="P12" draw:layer="layout" svg:x1="12cm" svg:y1="14cm" svg:x2="12cm" svg:y2="15.01cm" draw:start-shape="id37" draw:start-glue-point="6" draw:end-shape="id38" draw:end-glue-point="4" svg:d="M12000 14000v1010" svg:viewBox="0 0 1 1011">
          <text:p/>
        </draw:connector>
        <draw:connector draw:style-name="gr14" draw:text-style-name="P5" draw:layer="layout" svg:x1="17.805cm" svg:y1="10.5cm" svg:x2="12cm" svg:y2="12cm" draw:start-shape="id36" draw:start-glue-point="6" draw:end-shape="id37" draw:end-glue-point="4" svg:d="M17805 10500v751h-5805v749" svg:viewBox="0 0 5806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abin" svg:font-family="Cabin" style:font-pitch="variable"/>
    <style:font-face style:name="EB Garamond 08" svg:font-family="'EB Garamond 08'" style:font-pitch="variable"/>
    <style:font-face style:name="Liberation Sans2" svg:font-family="'Liberation Sans'" style:font-pitch="variable"/>
    <style:font-face style:name="Roboto" svg:font-family="Roboto"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draw:textarea-vertical-align="middle" fo:padding-left="0.25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1:04:02.875207021</meta:creation-date>
    <dc:date>2018-12-03T15:57:03.089883914</dc:date>
    <meta:editing-duration>PT3H27M5S</meta:editing-duration>
    <meta:editing-cycles>22</meta:editing-cycles>
    <meta:generator>LibreOffice/5.1.6.2$Linux_X86_64 LibreOffice_project/10m0$Build-2</meta:generator>
    <dc:creator>Robert Bossy</dc:creator>
    <meta:document-statistic meta:object-count="84"/>
  </office:meta>
</office:document-meta>
</file>